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73553098082822702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90230632523051284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29143246145831926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65181565345322701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73054579112588863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41408837731508813"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56306444188468741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766119174518232256"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726075" text:continue-list="list556306444188468741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11156073858013767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72440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71586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705191"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733048"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722588"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33027331088936706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32834690414554863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024456415512206149"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729750"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228011381607605790" text:style-name="L13">
        <text:list-item>
          <text:list>
            <text:list-header>
              <text:p text:style-name="P207">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83559820407610472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487486847155709129" text:style-name="L15">
        <text:list-item>
          <text:list>
            <text:list-header>
              <text:p text:style-name="P184">1.5 miles averaging about 9:40/mile and rest 1 min</text:p>
            </text:list-header>
          </text:list>
        </text:list-item>
      </text:list>
      <text:p text:style-name="P24">1 mile in 8:26 and rest 2 min</text:p>
      <text:list xml:id="list421638009767916677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769604313113606143" text:style-name="L17">
        <text:list-item>
          <text:list>
            <text:list-header>
              <text:p text:style-name="P186">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704000" text:continue-numbering="true" text:style-name="L17">
        <text:list-item>
          <text:list>
            <text:list-header>
              <text:p text:style-name="P186">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8649810943084198470"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19628244300491696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469191885700981305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715123" text:continue-list="list2196282443004916962" text:style-name="L19">
        <text:list-item>
          <text:list>
            <text:list-header>
              <text:p text:style-name="P188">(Pace*HR)=1240</text:p>
            </text:list-header>
          </text:list>
        </text:list-item>
      </text:list>
      <text:list xml:id="list40709178" text:continue-list="list8649810943084198470" text:style-name="L18">
        <text:list-item>
          <text:list>
            <text:list-header>
              <text:p text:style-name="P187">2 miles at 10:46/mile Ave HR= 121 bpm and rest a few minutes</text:p>
            </text:list-header>
          </text:list>
        </text:list-item>
      </text:list>
      <text:list xml:id="list40715634" text:continue-list="list4071512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730703"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3052143419124216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810634599392764025"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848574927239005849"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5787106795385293834"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6220486785232329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04093458815627821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728754" text:continue-numbering="true" text:style-name="L26">
        <text:list-item>
          <text:list>
            <text:list-header>
              <text:p text:style-name="P192">0.1 mile lead in to a 4 mile run</text:p>
              <text:p text:style-name="P210">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70600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81733696311980873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00085599901241210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96859775820297947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74959314008578549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16593411580376526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988106204610920051" text:style-name="L32">
        <text:list-item>
          <text:list>
            <text:list-header>
              <text:p text:style-name="P198">0.25 miles in 2:54</text:p>
              <text:p text:style-name="P198">1 mile in 9:21 going faster as I ran and ending at around 8:30 pace</text:p>
            </text:list-header>
          </text:list>
        </text:list-item>
      </text:list>
      <text:list xml:id="list522747653806259882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56872148578399823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73390543818050674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611381247452324946"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59551758956528494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951195660373112398"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on the Ernst Trail with 4 other runners</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84296853674883233" text:style-name="L39">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text:soft-page-break/></text:p>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4T20:43:59.58</dc:date>
    <dc:creator>James Lombardi</dc:creator>
    <meta:editing-duration>P29DT15H47M35S</meta:editing-duration>
    <meta:editing-cycles>2225</meta:editing-cycles>
    <meta:generator>OpenOffice/4.1.2$Win32 OpenOffice.org_project/412m3$Build-9782</meta:generator>
    <meta:document-statistic meta:table-count="0" meta:image-count="9" meta:object-count="0" meta:page-count="220" meta:paragraph-count="6449" meta:word-count="69435" meta:character-count="355188"/>
  </office:meta>
</office:document-meta>
</file>